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ooleanScorer2.addProhibitedScorers( Scorer requiredCountingSumScor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rdinato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Scorer2.dualConjunctionSumScorer( Scorer req1 , Scorer req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Scorer2.makeCountingSumScorerSomeReq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ooleanScorer2.countingDisjunctionSumScorer( final List scorers , int minNrShould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leanScorer2.makeCountingSumSco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ordinator.ini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ordinator.coord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BooleanScorer2( Similarity similarity , int minNrShould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MatchScorer.skipTo( int docN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countingConjunctionSumScorer( List requiredSco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oleanScorer2.initCountingSumSco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Scorer2.makeCountingSumScorerNoReq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oleanScorer2.BooleanScorer2( Similarity similarity , int minNrShouldMatch , boolean allowDocsOutOf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gleMatchScorer.SingleMatchScorer( Scorer 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Scorer2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MatchScorer.explain( int docN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score( HitCollector hc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Scorer2.score( HitCollector h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ngleMatch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Match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BooleanScorer2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2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Scorer2.add( final Scorer scorer , boolean required , boolean prohibi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ngleMatch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